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7713" officeooo:paragraph-rsid="001f7713"/>
    </style:style>
    <style:style style:name="P2" style:family="paragraph" style:parent-style-name="Text_20_body">
      <style:text-properties officeooo:rsid="001f7713" officeooo:paragraph-rsid="001f7713"/>
    </style:style>
    <style:style style:name="P3" style:family="paragraph" style:parent-style-name="Standard">
      <style:text-properties officeooo:rsid="001e94a0" officeooo:paragraph-rsid="001e94a0"/>
    </style:style>
    <style:style style:name="P4" style:family="paragraph" style:parent-style-name="Text_20_body">
      <style:text-properties fo:font-weight="bold" officeooo:rsid="001f7713" officeooo:paragraph-rsid="001f7713" style:font-weight-asian="bold" style:font-weight-complex="bold"/>
    </style:style>
    <style:style style:name="P5" style:family="paragraph" style:parent-style-name="Text_20_body">
      <style:text-properties fo:font-style="italic" officeooo:rsid="002186dd" officeooo:paragraph-rsid="002186dd" style:font-style-asian="italic" style:font-style-complex="italic"/>
    </style:style>
    <style:style style:name="P6" style:family="paragraph" style:parent-style-name="Heading_20_1">
      <style:text-properties officeooo:rsid="001f7713" officeooo:paragraph-rsid="001f7713"/>
    </style:style>
    <style:style style:name="P7" style:family="paragraph" style:parent-style-name="Heading_20_2">
      <style:text-properties officeooo:paragraph-rsid="001f7713"/>
    </style:style>
    <style:style style:name="P8" style:family="paragraph" style:parent-style-name="Standard" style:list-style-name="L1">
      <style:text-properties officeooo:rsid="001f7713" officeooo:paragraph-rsid="001f7713"/>
    </style:style>
    <style:style style:name="P9" style:family="paragraph" style:parent-style-name="Standard" style:list-style-name="L2">
      <style:text-properties officeooo:rsid="001e94a0" officeooo:paragraph-rsid="001e94a0"/>
    </style:style>
    <style:style style:name="P10" style:family="paragraph" style:parent-style-name="Text_20_body" style:list-style-name="L3">
      <style:text-properties fo:font-style="italic" officeooo:rsid="001f7713" officeooo:paragraph-rsid="001f7713" style:font-style-asian="italic" style:font-style-complex="italic"/>
    </style:style>
    <style:style style:name="P11" style:family="paragraph" style:parent-style-name="Text_20_body" style:list-style-name="L3">
      <style:text-properties fo:font-style="italic" officeooo:rsid="00205e12" officeooo:paragraph-rsid="00205e12" style:font-style-asian="italic" style:font-style-complex="italic"/>
    </style:style>
    <style:style style:name="P12" style:family="paragraph" style:parent-style-name="Text_20_body" style:list-style-name="L3">
      <style:text-properties fo:font-style="italic" officeooo:rsid="00203662" officeooo:paragraph-rsid="00205e12" style:font-style-asian="italic" style:font-style-complex="italic"/>
    </style:style>
    <style:style style:name="P13" style:family="paragraph" style:parent-style-name="Text_20_body" style:list-style-name="L3">
      <style:text-properties fo:font-style="italic" officeooo:rsid="002186dd" officeooo:paragraph-rsid="002186dd" style:font-style-asian="italic" style:font-style-complex="italic"/>
    </style:style>
    <style:style style:name="P14" style:family="paragraph" style:parent-style-name="Text_20_body" style:list-style-name="L3">
      <style:text-properties fo:font-style="normal" officeooo:rsid="00203662" officeooo:paragraph-rsid="00203662" style:font-style-asian="normal" style:font-style-complex="normal"/>
    </style:style>
    <style:style style:name="T1" style:family="text">
      <style:text-properties officeooo:rsid="001e94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771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7713" style:font-style-asian="italic" style:font-style-complex="italic"/>
    </style:style>
    <style:style style:name="T6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style:font-name="Liberation Sans" fo:font-size="16pt" fo:font-weight="bold" officeooo:rsid="001f7713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officeooo:rsid="00203662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0b437" style:font-style-asian="normal" style:font-style-complex="normal"/>
    </style:style>
    <style:style style:name="T11" style:family="text">
      <style:text-properties fo:font-style="normal" officeooo:rsid="002186dd" style:font-style-asian="normal" style:font-style-complex="normal"/>
    </style:style>
    <style:style style:name="T12" style:family="text">
      <style:text-properties officeooo:rsid="00205e12"/>
    </style:style>
    <style:style style:name="T13" style:family="text">
      <style:text-properties officeooo:rsid="00237dd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M<text:span text:style-name="T6">ÁQUINA VIRTUAL CON MULTIPASS</text:span></text:h>
      <text:p text:style-name="P3"/>
      <text:p text:style-name="P3">Referencia: <text:a xlink:type="simple" xlink:href="https://multipass.run/install" text:style-name="Internet_20_link" text:visited-style-name="Visited_20_Internet_20_Link">https://multipass.run/install</text:a></text:p>
      <text:p text:style-name="P1">Nota: este instructivo supone que se dispone de una computadora <text:span text:style-name="T8">host</text:span> con:</text:p>
      <text:list text:style-name="L1">
        <text:list-item>
          <text:p text:style-name="P8">Procesador: 4 núcleos o más;</text:p>
        </text:list-item>
        <text:list-item>
          <text:p text:style-name="P8">Memoria: 4GB o más;</text:p>
        </text:list-item>
        <text:list-item>
          <text:p text:style-name="P8">Disco: 30GB libres como mínimo.</text:p>
        </text:list-item>
      </text:list>
      <text:p text:style-name="P1"/>
      <text:h text:style-name="Heading_20_2" text:outline-level="2"><text:span text:style-name="T3">Instalaci</text:span><text:span text:style-name="T7">ón de Multipass s</text:span><text:span text:style-name="T1">obre </text:span>MS Windows</text:h>
      <text:list text:style-name="L2">
        <text:list-item>
          <text:p text:style-name="P9"><text:span text:style-name="T2">Descargar Multipass para Windows:</text:span> <text:a xlink:type="simple" xlink:href="https://multipass.run/download/windows" text:style-name="Internet_20_link" text:visited-style-name="Visited_20_Internet_20_Link">https://multipass.run/download/windows</text:a></text:p>
          <text:p text:style-name="P9"><text:span text:style-name="T2">Nota:</text:span> Se requiere tener instalado Windows 10 Pro/Enterprise/Education v 1803 o superior, o cualquier Windows 10 con VirtualBox.</text:p>
        </text:list-item>
      </text:list>
      <text:p text:style-name="P3"/>
      <text:list text:continue-numbering="true" text:style-name="L2">
        <text:list-item>
          <text:p text:style-name="P9"><text:span text:style-name="T2">Asegurarse de que la red es privada:</text:span> la red local debe designarse como privada, sino Windows evitará que Multipass se inicie.</text:p>
        </text:list-item>
      </text:list>
      <text:p text:style-name="P3"/>
      <text:list text:continue-numbering="true" text:style-name="L2">
        <text:list-item>
          <text:p text:style-name="P9"><text:span text:style-name="T2">Ejecutar el instalador:</text:span> necesitará otorgar privilegios de administrador al instalador.</text:p>
        </text:list-item>
      </text:list>
      <text:p text:style-name="P3"/>
      <text:h text:style-name="P7" text:outline-level="2"><text:span text:style-name="T3">Instalaci</text:span><text:span text:style-name="T7">ón de Multipass s</text:span>obre Linux</text:h>
      <text:p text:style-name="P4">Ejecutar:</text:p>
      <text:p text:style-name="P2"><text:tab/>$ <text:s/><text:span text:style-name="T4">sudo snap install multipass</text:span></text:p>
      <text:p text:style-name="P2"/>
      <text:h text:style-name="Heading_20_2" text:outline-level="2">Crear <text:span text:style-name="T8">y configurar </text:span>la máquina virtual para la materia</text:h>
      <text:p text:style-name="P2">Desde un terminal de Linux o una consola PowerShell de Windows ejecutar:</text:p>
      <text:list text:style-name="L3">
        <text:list-item>
          <text:p text:style-name="P10">multipass launch -n mv-sgbd -c 2 -d 30G -m 3G <text:span text:style-name="T13">22.04</text:span></text:p>
          <text:list>
            <text:list-item>
              <text:p text:style-name="P14">Este comando creará una máquina virtual con:</text:p>
              <text:list>
                <text:list-item>
                  <text:p text:style-name="P14">Nombre: mv-sgbd</text:p>
                </text:list-item>
                <text:list-item>
                  <text:p text:style-name="P14">Procesadores: 2</text:p>
                </text:list-item>
                <text:list-item>
                  <text:p text:style-name="P14">Disco: 30GB</text:p>
                </text:list-item>
                <text:list-item>
                  <text:p text:style-name="P14">Memoria: 3GB</text:p>
                </text:list-item>
              </text:list>
            </text:list-item>
            <text:list-item>
              <text:p text:style-name="P14">Alternativamente, si no se dispone de los recursos enumerados al principio, se puede probar ejecutar: <text:span text:style-name="T5">multipass launch -n mv-sgbd</text:span></text:p>
              <text:list>
                <text:list-item>
                  <text:p text:style-name="P14">Con lo que se creará una máquina virtual con los recursos básicos: 1 cpu, 1GB de RAM, 5GB de espacio en disco.</text:p>
                </text:list-item>
              </text:list>
            </text:list-item>
          </text:list>
        </text:list-item>
        <text:list-item>
          <text:p text:style-name="P11">multipass shell mv-sgbd</text:p>
          <text:list>
            <text:list-item>
              <text:p text:style-name="P11"><text:soft-page-break/><text:span text:style-name="T9">Este comando abrirá la sesión en el terminal de la máquina virtual luego se deberán </text:span><text:span text:style-name="T10">ejecutar allí los sucesivos comandos para actualizar repositorios e instalar paquetes de configuración de red y de idioma </text:span><text:span text:style-name="T11">y por último reiniciar el sistema</text:span><text:span text:style-name="T10">:</text:span></text:p>
              <text:list>
                <text:list-item>
                  <text:p text:style-name="P12">sudo apt update</text:p>
                </text:list-item>
                <text:list-item>
                  <text:p text:style-name="P12">sudo apt up<text:span text:style-name="T12">grade</text:span></text:p>
                </text:list-item>
                <text:list-item>
                  <text:p text:style-name="P12">sudo apt install -y avahi-daemon winbind language-pack-es manpages-es</text:p>
                </text:list-item>
                <text:list-item>
                  <text:p text:style-name="P12">sudo update-locale LANG=es_AR.UTF-8</text:p>
                </text:list-item>
                <text:list-item>
                  <text:p text:style-name="P13">sudo reboot now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9:04:51.736286107</meta:creation-date>
    <dc:date>2024-08-06T15:32:10.270836983</dc:date>
    <meta:editing-duration>PT2M36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2" meta:paragraph-count="31" meta:word-count="274" meta:character-count="1697" meta:non-whitespace-character-count="1473"/>
  </office:meta>
</office:document-meta>
</file>